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0f5c6" officeooo:paragraph-rsid="0000f5c6"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bold" officeooo:rsid="0000f5c6" officeooo:paragraph-rsid="0000f5c6"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officeooo:rsid="0002affd" officeooo:paragraph-rsid="0002affd" style:font-size-asian="10.5pt" style:font-weight-asian="bold" style:font-size-complex="12pt" style:font-weight-complex="bold"/>
    </style:style>
    <style:style style:name="P4" style:family="paragraph" style:parent-style-name="Standard">
      <style:paragraph-properties fo:text-align="center" style:justify-single-word="false"/>
      <style:text-properties officeooo:paragraph-rsid="0002affd"/>
    </style:style>
    <style:style style:name="T1" style:family="text">
      <style:text-properties officeooo:rsid="0002affd"/>
    </style:style>
    <style:style style:name="T2" style:family="text">
      <style:text-properties fo:font-size="12pt" fo:font-weight="bold" officeooo:rsid="0002affd" style:font-size-asian="10.5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eitos de programação atuais</text:p>
      <text:p text:style-name="P1"/>
      <text:p text:style-name="P1"/>
      <text:p text:style-name="P2">Não tenho exata noção de como a programação funcionava lá nos primórdios, ou mesmo nos anos 90 quando era apenas uma sub atividade, já que o número de pessoas que tinha acesso a internet, era bem restrito. Talvez nessas épocas, programar era bem mais por um lado difícil, já que cada Dev. tinha que criar seus próprios métodos, e por outro mais simples, pois um único Dev. poderia dar conta de criar um sistema sozinho, pelo fato de a demanda para softwares ser pequena e assim a estrutura dos sistemas também bem reduzida. Mas com o avanço e popularização da tecnologia na sociedade, essa demanda cresceu muito, em números tão altos que não vale nem a pena calcular. </text:p>
      <text:p text:style-name="P2"/>
      <text:p text:style-name="P2">Hoje em dia, um simples App que realiza pouca tarefas, deve ser construído sob uma arquitetura preparada para lidar com um número incontável de usuários: <text:span text:style-name="T1">dada essa exigência do mercado, de fazer softwares capazes de processar dados infinitamente, a construção dos sistemas também ficou bem mais extensa e robusta. Agora, é praticamente impossível, num tempo hábil, um único programador desenvolver um sistema sozinho. Por esse motivo, naturalmente a programação dividiu-se em camadas, agora programar não mais é simplesmente um processo único, na construção de qualquer software é necessário focar separadamente em cada etapa, para que juntas e organizadas elas formem de fato um sistema, desses capazes de lidarem com a demanda atual. A partir disso, temos alguns paradigmas principais que orientam a construção de sistemas. São eles:</text:span></text:p>
      <text:p text:style-name="P2"/>
      <text:p text:style-name="P3">1- Front-end</text:p>
      <text:p text:style-name="P3">2- Banco de dados</text:p>
      <text:p text:style-name="P3">3- Back-end</text:p>
      <text:p text:style-name="P3">4- Design</text:p>
      <text:p text:style-name="P3">E não menos importante, segurança da informação</text:p>
      <text:p text:style-name="P3"/>
      <text:p text:style-name="P3">Vou tentar explicar da forma mais simples possível, o que entendo ser a função de cada uma destas partes na programação.</text:p>
      <text:p text:style-name="P3"/>
      <text:p text:style-name="P3">1- Front-end</text:p>
      <text:p text:style-name="P3"/>
      <text:p text:style-name="P4"><text:span text:style-name="T2">O front-end, representa a aparência de um sistema, é como se fosse a apresentação do software para o usuário. Basicamente o que você vê quando acessa um aplicativo (botões, logotipos, mensagens, símbolos, etc) é desenvolvido por um programado front-end. Esse profissional cria, desenha o que o usuário vai ver ao abrir um App. E aí essa aparência será adaptada de acordo com a necessidade: por exemplo a cara de um app para celular, será diferente da cara de um app para smart TV.</text:span></text:p>
      <text:p text:style-name="P4"><text:span text:style-name="T2">Em resumo, o front-end deve entender como funciona a cabeça do usuário, deve ter uma sensibilidade para saber qual a melhor forma de deixar um sistema bonito e fácil de usar para todos.</text:span></text:p>
      <text:p text:style-name="P4"><text:span text:style-name="T2"/></text:p>
      <text:p text:style-name="P4"><text:span text:style-name="T2">2- Banco de dados</text:span></text:p>
      <text:p text:style-name="P4"><text:span text:style-name="T2"/></text:p>
      <text:p text:style-name="P4"><text:span text:style-name="T2">Banco de dados, é a grosso modo, um local reservado nas memórias, para guardar todas as informações que pegamos do mundo físico e guardamos nos computadores. Pode ser qualquer coisa, documentos, imagens, músicas, filmes… essas informações são geradas por nós usuários, quando usamos um sistema e nele colocamos informações. A forma de fazer isso é variada, pode ser através do cadastro num site (aí você está enviando para o computador seus dados pessoais), tirando uma foto (aí você guarda no computador um dado na forma de </text:span><text:soft-page-break/><text:span text:style-name="T2">imagem), respondendo a uma prova (aqui você envia para o banco de dados sua versão editada de um documento) e muitas outras formas. Todas essas informações precisam ser guardadas, para que possamos ter acesso a elas depois sem precisar criar tudo de novo. Aí que entra o programador de banco de dados: ele será responsável por preparar o local reservado nas memórias, para receber e guardar todas essas informações criadas no uso dos sistemas. E também por manter esse local organizado, para que as memórias (as informações) não sejam apagadas quando não estivermos usando elas. Então a função dele é saber memorizar os dados dos usuários no computador e manter esses dados disponíveis para usarmos quando for preciso.</text:span></text:p>
      <text:p text:style-name="P4"><text:span text:style-name="T2">O programador de banco de dados então precisa saber e ter facilidade em organizar várias informações ao mesmo tempo sem se perder. Seria uma pessoa com sensibilidade em estudar várias matérias na escola, sendo boa em todas, mas não necessariamente a melhor em uma delas. </text:span></text:p>
      <text:p text:style-name="P4"><text:span text:style-name="T2"/></text:p>
      <text:p text:style-name="P4"><text:span text:style-name="T2">3- Back-end</text:span></text:p>
      <text:p text:style-name="P4"><text:span text:style-name="T2"/></text:p>
      <text:p text:style-name="P4"><text:span text:style-name="T2">Entre essas partes da aparência e as telas que o front-end desenhou para mostrar o sistema, e a geração de dados diversos que o usuário provocou usando esse sistema (o banco de dados), existem “caminhos” que fazem a ligação entre esses dois processos: são o qu podemos chamar de bastidores de uma aplicação. Enquanto o usuário vai usando o app na sua tela e mandando todo tipo de informação com esse uso para um depósito (banco de dados), nos bastidores está acontecendo na maioria das vezes, um monte de coisas para poder fazer isso tudo funcionar. Aí está o back-end: o cara que dá nome aos bois rsrs</text:span></text:p>
      <text:p text:style-name="P4"><text:span text:style-name="T2">O usuário sabe que clicar no botão vermelho da câmera tira uma foto e o banco de dados pode receber isso como um arquivo jpeg. Mas sem o back-end, esses dois fatos estariam separados cada um no seu mundo e jamais se conheceriam. Aí vem o programador back-end, que irá criar um caminho específico para ligar o “tirar uma foto” do front, com o guardar isso como imagem do banco. Essa é pra mim a parte mais complexa do desenvolvimento, pois o back-end funciona meio que como um tradutor para o computador, entre o que acontece do lado de fora no usuário e o que deve ser feito com isso no lado de dentro da aplicação. Sendo assim, o back é responsável por configurar como um sistema vai funcionar, quando está sendo usado ou não. É ele que vai fazer seu app ser inteligente, dar conta de tudo que o usuário fizer na tela e verdadeiramente programar como isso vai acontecer no mundo digital…</text:span></text:p>
      <text:p text:style-name="P4"><text:span text:style-name="T2">É uma parte que não dá para explicar em poucas palavras, mas esse profissional seria tipo o diretor do filmes, enquanto atores e produção fazem o filme, ele o diretor dá as ordens de como estes vão trabalhar e se comunicarem. É a pessoa que cria os códigos capazes de fazerem o seu uso de um app, ter utilidade para sua necessidade. </text:span></text:p>
      <text:p text:style-name="P4"><text:span text:style-name="T2">Se você não gosta de labirintos, caça palavras, eu sugeria correr dessa área rsrs… mas como qualquer coisa, tudo é prática e com ela qualquer pessoa dedicada pode ser um programador back-end (que por sinal é o que considero o verdadeiro e mais bem pago dos programadores). Ao dominar o back-end, você estará realmente apto a criar tecnologia com o seu conhecimento!</text:span></text:p>
      <text:p text:style-name="P4"><text:span text:style-name="T2"/></text:p>
      <text:p text:style-name="P4"><text:span text:style-name="T2">4- Design</text:span></text:p>
      <text:p text:style-name="P4"><text:span text:style-name="T2"/></text:p>
      <text:p text:style-name="P4"><text:span text:style-name="T2">Esta é uma parte “filha” la do front, a pessoa que dá corpo ao sistema:</text:span></text:p>
      <text:p text:style-name="P4"><text:span text:style-name="T2">Se fosse o ano de 1990, como falei no começo, dada a baixa demanda dos sistemas, talvez esse profissional não estaria separa do front. Front-end e design, seriam um único profissional. Mas novamente, com a alta demanda atual, os apps hoje são usados por todo tipo de pessoa, de qualquer idade, raça, classe ou cultura. Isso gera uma grande competitividade no mercado, onde as empresas precisam atrair a atenção do maior número de pessoas possíveis para seus produtos. Daí a necessidade do design, o artista e “pintor” do desenvolvimento.</text:span></text:p>
      <text:p text:style-name="P4"><text:soft-page-break/><text:span text:style-name="T2">Em resumo, esse profissional vai pegar o trabalho do front de criar a planta do sistema e dar vida, cores, pintura, decoração a essa planta. Para fazer que a aparência do app, seja “bela” e atraente aos olhos de quem vê rsrs.</text:span></text:p>
      <text:p text:style-name="P4"><text:span text:style-name="T2">Então o design UX e UI vai ter que pensar também com a cabeça do usuário, para entregar um sistema com a aparência mais simples e bonita ao mesmo tempo. Terá que se preocupar em provocar “boas sensações” no usuário ao olhar e usar um aplicativo.</text:span></text:p>
      <text:p text:style-name="P4"><text:span text:style-name="T2">Então pessoas inclinadas a arte talvez se identifiquem mais com essa área se resolvessem trabalhar com tecnologia. </text:span></text:p>
      <text:p text:style-name="P4"><text:span text:style-name="T2">Pode parecer que seja um trabalho menos importante na programação, mas não é! Um app rápido mas com uma cara “desagradável” talvez não seja nem instalado pelo usuário e se for, pode ser fechado em qualquer carregamento simples. Já um app mais lento, porém com aparência “dócil”, ganhará a preferência do consumidor apenas pela sua “simpatia”.</text:span></text:p>
      <text:p text:style-name="P4"><text:span text:style-name="T2"/></text:p>
      <text:p text:style-name="P4"><text:span text:style-name="T2">5- A temida segurança da informação kkk</text:span></text:p>
      <text:p text:style-name="P4"><text:span text:style-name="T2"/></text:p>
      <text:p text:style-name="P4"><text:span text:style-name="T2">Então o front criou a planta do app, o design decorou essa planta e fez ela virar uma maquete, <text:s/>o banco de dados garantiu que toda informação gerada pelo uso vai ser guardada em um local de forma organizada, e o back criou as leis que vai fazer esse “pais” chamado software funcionar. </text:span></text:p>
      <text:p text:style-name="P4"><text:span text:style-name="T2">Tudo isso vai estar visível podemos dizer, dentro de um computador, servidor, memória, etc… Sem entrar nos detalhes, mas a internet é uma rede mundial interligada e criada pelas ações que nós fazemos em nossos dispositivos, aqueles citados logo acima. Essa rede então seria tipo um parque público, onde qualquer pessoa pode entrar quando quiser. Mas por ela guardar informações sigilosas, como documentos, recordações pessoais e outras informações únicas, é preciso saber proteger esse tipo de informação dentro desse parque aberto. Seria como proteger seu filho de criminosos que podem circular ali no meio das pessoas comuns, sendo o seu filho a informação sua pessoal que você colocou na rede. Então temos aí o chamado hacker. Não o do cinema, que vive uma vida milionária manipulando o saldo da sua conta bancária com um teclado, mas sim o verdadeiro hacker! O cara que vai sim, procurar um “filho” desprotegido e sozinho no meio do parque, mas não para lhe fazer mal, e sim para esperar seus pais chegarem e entregarem seu filho a eles, com o aviso de não mais repetirem esse erro! O filho poderia ser um banco de dados da Receita por exemplo, os pais o Brasil e o hacker a pessoa que invade de propósito esse sistema para pensar numa solução que evita isso acontecer outra vez. Dentro da ética dessa área, as informações das pessoas mesmo quando hackeadas não são usadas pelos hackers (SQN), eles apenas identificam essa falha nos sistemas, que sim são inicialmente já criado com segurança, mas ainda assim com o decorrer do tempo podem apresentar falhas, tipo a cerca de arame deteriorada do parque. </text:span></text:p>
      <text:p text:style-name="P4"><text:span text:style-name="T2">Não há como definir a natureza de um verdadeiro hacker, já que seu trabalho é pensar como ninguém antes pensou. Porém com a prática e troca de conhecimentos com outros profissionais desse tipo, também é possível qualquer pessoa adquirir experiência com exemplos de outros hackers, e começar a fazer suas próprias invasões.</text:span></text:p>
      <text:p text:style-name="P4"><text:span text:style-name="T2">Eu inclusive já fui vítima deles, mas normalmente quando se adquire esse nível de inteligência (de um hacker), personalidades destoantes da normalidade como a minha, podem ganhar a simpatia deles rsrs, pelo fator surpresa gerado na sua mente kkk. Por esse fato que ele((a)s) não me deram exposed. </text:span></text:p>
      <text:p text:style-name="P4"><text:span text:style-name="T2">Essa é uma área bem “obscura” da programação, até existe uma comunidade que compartilha conhecimento entre si, porém para ganhar a confiança dessa comunidade você vai precisar manter uma certa ética pessoal e saber que mesmo assim poderá estar sendo vigiado a qualquer momento para testarem seu caráter… nada conspiratório, mas apenas saber que estará em contato com pessoas que podem saber mais de você, do que você mesmo! Porém também muito ocupadas para gastarem seu tempo com payperview da sua vida kkk</text:span></text:p>
      <text:p text:style-name="P4"><text:span text:style-name="T2"/></text:p>
      <text:p text:style-name="P4"><text:soft-page-break/><text:span text:style-name="T2">E por fim, existe ainda o Full-stack, que na teoria seria o profissional que entende de todas essas 5 fases que eu falei. Mas pessoalmente, o full-stack é só mais uma desses nomenclaturas de natureza demente kkk, criada no meio tecnológico depois que alguém estudou tanto, a ponto de bugar o cérebro e que só foi aceita pelo conceito de quem defendia rsrs. Ninguém pode ser na prática full-stack atualmente, como falei o desenvolvimento de softwares está cada vez mais expandido e diverso, e é humanamente impossível alguém dominar todos esses paradigmas de forma assertiva, porque um Dev. que começa hoje a programar, até terá experiência e conhecimento de muitas tecnologias lá em 2030, mas em 2030 ele estará no mercado como alguém referência para os novos, mas naturalmente desatualizado em relação as inovações que esses novos sem vício estão começando a introduzir no mercado. Portanto, me desculpe se você se considera full, mas tirando a vaidade você apenas é um generalista e não e especializou em nada.</text:span></text:p>
      <text:p text:style-name="P4"><text:span text:style-name="T2"/></text:p>
      <text:p text:style-name="P4"><text:span text:style-name="T2">Para finalizar esse artigo que tem como intenção situar todos os profissionais, estudantes, aspirantes e simpatizantes dessa que promete ser a maior revolução da história humana (tecnologia), as possibilidades e melhorias na nossa vida provocadas pela tecnologia são infinitas! Não que um futuro utópico onde todos se tornam programadores, e toda a sociedade é feita de computadores e os humanos são apenas inteligências criadoras das máquinas, sedentárias e absortas nos seus lares, enquanto os robôs serão os verdadeiros habitantes desse planeta (fui longe né rsrs? Mas sim essa teoria é espalhada aí por uns doidos), não! Isso não irá acontecer! A tecnologia pelas suas infinitas possibilidades e natureza complexa, pode apenas gerar uma grande desigualdade social nas populações! Pois tende cada vez mais a ser a área que domina a sociedade, e num futuro isso pode dividir as pessoas entre as que estudaram e conseguiram tirar proveito de todo esse conforto, e uma maioria “analfabética” que viverá de sub rendas e sobras de alimentos. </text:span></text:p>
      <text:p text:style-name="P4"><text:span text:style-name="T2">Por esse motivo que esta revolução que estamos passando, vai se desenrolar dependendo de como a humanidade lidará com ela: o capitalismo e competição de mercados com esse fermento tecnológico, podem criar guerras invisíveis entre nós mesmos, guerras de classes, de cultura, de ideologia e todo tipo de contenda. </text:span></text:p>
      <text:p text:style-name="P4"><text:span text:style-name="T2">A fraude e a marginalidade poderão representar meios de sobrevivência nas classes analfabéticas, alimentadas pelo monopólio patrimonial dos líderes do mercado. Nesse tipo de povo, nenhum conforto vale a pena, se não viverem com amor…</text:span></text:p>
      <text:p text:style-name="P4"><text:span text:style-name="T2"/></text:p>
      <text:p text:style-name="P4"><text:span text:style-name="T2">Porém, todavia, entretanto, a Natureza é um organismo vivo, muito mais inteligente que nós! E sempre conseguirá reparar nossos danos, mesmo que pra isso precise nos poda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22:04:50.453251319</meta:creation-date>
    <dc:date>2022-01-18T00:57:12.244547808</dc:date>
    <meta:editing-duration>PT3M32S</meta:editing-duration>
    <meta:editing-cycles>1</meta:editing-cycles>
    <meta:document-statistic meta:table-count="0" meta:image-count="0" meta:object-count="0" meta:page-count="4" meta:paragraph-count="38" meta:word-count="2281" meta:character-count="13525" meta:non-whitespace-character-count="11272"/>
    <meta:generator>LibreOffice/6.4.7.2$Linux_X86_64 LibreOffice_project/40$Build-2</meta:generator>
  </office:meta>
</office:document-meta>
</file>